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7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Rock&amp;Po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eligio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w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asyListening&amp;Voca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l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Wor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&amp;B&amp;So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t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omedy&amp;SpokenWo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egg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ip-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o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lectronic&amp;D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ass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(Classical, Classical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(Classical, NewAge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(Classical, World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(Classical, Folk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(Classical, Jazz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(Classical, Latin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(Classical, EasyListening&amp;Vocals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(Classical, Country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(Classical, Soundtracks&amp;More)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3:05:47.423929507</meta:creation-date>
    <dc:date>2019-08-25T13:07:21.776284226</dc:date>
    <meta:editing-duration>PT1M34S</meta:editing-duration>
    <meta:editing-cycles>1</meta:editing-cycles>
    <meta:generator>LibreOffice/6.0.7.3$Linux_X86_64 LibreOffice_project/00m0$Build-3</meta:generator>
    <meta:document-statistic meta:table-count="1" meta:cell-count="50" meta:object-count="0"/>
  </office:meta>
</office:document-meta>
</file>